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2ed" officeooo:paragraph-rsid="001802e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5cfe" officeooo:paragraph-rsid="00195cfe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802ed" officeooo:paragraph-rsid="001802e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5cfe" officeooo:paragraph-rsid="00195cfe" style:font-weight-asian="normal" style:font-weight-complex="normal"/>
    </style:style>
    <style:style style:name="P8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10" style:family="paragraph" style:parent-style-name="Standard">
      <style:text-properties fo:color="#000000" loext:opacity="100%" style:text-underline-style="none" fo:font-weight="bold" officeooo:rsid="00195cfe" officeooo:paragraph-rsid="002491f9" style:font-weight-asian="bold" style:font-weight-complex="bold"/>
    </style:style>
    <style:style style:name="P11" style:family="paragraph" style:parent-style-name="Standard">
      <style:text-properties fo:color="#000000" loext:opacity="100%" style:text-underline-style="none" fo:font-weight="bold" officeooo:rsid="00195cfe" officeooo:paragraph-rsid="00261643" style:font-weight-asian="bold" style:font-weight-complex="bold"/>
    </style:style>
    <style:style style:name="P12" style:family="paragraph" style:parent-style-name="Standard">
      <style:text-properties fo:color="#000000" loext:opacity="100%" style:text-underline-style="none" fo:font-weight="bold" officeooo:rsid="00195cfe" officeooo:paragraph-rsid="00263724" style:font-weight-asian="bold" style:font-weight-complex="bold"/>
    </style:style>
    <style:style style:name="P13" style:family="paragraph" style:parent-style-name="Standard">
      <style:text-properties fo:color="#000000" loext:opacity="100%" style:text-underline-style="none" fo:font-weight="bold" officeooo:rsid="00195cfe" officeooo:paragraph-rsid="00270bb8" style:font-weight-asian="bold" style:font-weight-complex="bold"/>
    </style:style>
    <style:style style:name="P14" style:family="paragraph" style:parent-style-name="Standard">
      <style:text-properties fo:color="#000000" loext:opacity="100%" style:text-underline-style="none" fo:font-weight="bold" officeooo:rsid="00195cfe" officeooo:paragraph-rsid="00285bfb" style:font-weight-asian="bold" style:font-weight-complex="bold"/>
    </style:style>
    <style:style style:name="P15" style:family="paragraph" style:parent-style-name="Standard">
      <style:text-properties fo:color="#000000" loext:opacity="100%" style:text-underline-style="none" fo:font-weight="bold" officeooo:rsid="002491f9" officeooo:paragraph-rsid="002491f9" style:font-weight-asian="bold" style:font-weight-complex="bold"/>
    </style:style>
    <style:style style:name="P16" style:family="paragraph" style:parent-style-name="Standard">
      <style:text-properties fo:color="#000000" loext:opacity="100%" style:text-underline-style="none" fo:font-weight="bold" officeooo:rsid="002491f9" officeooo:paragraph-rsid="0026372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d1b" style:font-weight-asian="normal" style:font-weight-complex="normal"/>
    </style:style>
    <style:style style:name="T3" style:family="text">
      <style:text-properties fo:font-weight="normal" officeooo:rsid="001b1e8d" style:font-weight-asian="normal" style:font-weight-complex="normal"/>
    </style:style>
    <style:style style:name="T4" style:family="text">
      <style:text-properties fo:font-weight="normal" officeooo:rsid="001c17ed" style:font-weight-asian="normal" style:font-weight-complex="normal"/>
    </style:style>
    <style:style style:name="T5" style:family="text">
      <style:text-properties fo:font-weight="normal" officeooo:rsid="001dc36b" style:font-weight-asian="normal" style:font-weight-complex="normal"/>
    </style:style>
    <style:style style:name="T6" style:family="text">
      <style:text-properties fo:font-weight="normal" officeooo:rsid="001dc5e2" style:font-weight-asian="normal" style:font-weight-complex="normal"/>
    </style:style>
    <style:style style:name="T7" style:family="text">
      <style:text-properties fo:font-weight="normal" officeooo:rsid="001e578a" style:font-weight-asian="normal" style:font-weight-complex="normal"/>
    </style:style>
    <style:style style:name="T8" style:family="text">
      <style:text-properties fo:font-weight="normal" officeooo:rsid="00203820" style:font-weight-asian="normal" style:font-weight-complex="normal"/>
    </style:style>
    <style:style style:name="T9" style:family="text">
      <style:text-properties fo:font-weight="normal" officeooo:rsid="002491f9" style:font-weight-asian="normal" style:font-weight-complex="normal"/>
    </style:style>
    <style:style style:name="T10" style:family="text">
      <style:text-properties fo:font-weight="normal" officeooo:rsid="00261643" style:font-weight-asian="normal" style:font-weight-complex="normal"/>
    </style:style>
    <style:style style:name="T11" style:family="text">
      <style:text-properties fo:font-weight="normal" officeooo:rsid="00263724" style:font-weight-asian="normal" style:font-weight-complex="normal"/>
    </style:style>
    <style:style style:name="T12" style:family="text">
      <style:text-properties fo:font-weight="normal" officeooo:rsid="00270bb8" style:font-weight-asian="normal" style:font-weight-complex="normal"/>
    </style:style>
    <style:style style:name="T13" style:family="text">
      <style:text-properties fo:font-weight="normal" officeooo:rsid="00285bfb" style:font-weight-asian="normal" style:font-weight-complex="normal"/>
    </style:style>
    <style:style style:name="T14" style:family="text">
      <style:text-properties fo:color="#c9211e" loext:opacity="100%" fo:font-weight="normal" style:font-weight-asian="normal" style:font-weight-complex="normal"/>
    </style:style>
    <style:style style:name="T15" style:family="text">
      <style:text-properties fo:color="#c9211e" loext:opacity="100%" fo:font-weight="normal" officeooo:rsid="0019bd1b" style:font-weight-asian="normal" style:font-weight-complex="normal"/>
    </style:style>
    <style:style style:name="T16" style:family="text">
      <style:text-properties fo:color="#c9211e" loext:opacity="100%" fo:font-weight="normal" officeooo:rsid="001b1e8d" style:font-weight-asian="normal" style:font-weight-complex="normal"/>
    </style:style>
    <style:style style:name="T17" style:family="text">
      <style:text-properties fo:color="#c9211e" loext:opacity="100%" fo:font-weight="normal" officeooo:rsid="001c17ed" style:font-weight-asian="normal" style:font-weight-complex="normal"/>
    </style:style>
    <style:style style:name="T18" style:family="text">
      <style:text-properties fo:color="#c9211e" loext:opacity="100%" fo:font-weight="normal" officeooo:rsid="00261643" style:font-weight-asian="normal" style:font-weight-complex="normal"/>
    </style:style>
    <style:style style:name="T19" style:family="text">
      <style:text-properties fo:color="#c9211e" loext:opacity="100%" fo:font-weight="normal" officeooo:rsid="00263724" style:font-weight-asian="normal" style:font-weight-complex="normal"/>
    </style:style>
    <style:style style:name="T20" style:family="text">
      <style:text-properties fo:color="#c9211e" loext:opacity="100%" fo:font-weight="normal" officeooo:rsid="00270bb8" style:font-weight-asian="normal" style:font-weight-complex="normal"/>
    </style:style>
    <style:style style:name="T21" style:family="text">
      <style:text-properties fo:color="#000000" loext:opacity="100%" fo:font-weight="normal" officeooo:rsid="0019bd1b" style:font-weight-asian="normal" style:font-weight-complex="normal"/>
    </style:style>
    <style:style style:name="T22" style:family="text">
      <style:text-properties fo:color="#000000" loext:opacity="100%" fo:font-weight="normal" officeooo:rsid="001b1e8d" style:font-weight-asian="normal" style:font-weight-complex="normal"/>
    </style:style>
    <style:style style:name="T23" style:family="text">
      <style:text-properties fo:color="#000000" loext:opacity="100%" fo:font-weight="normal" officeooo:rsid="001c17ed" style:font-weight-asian="normal" style:font-weight-complex="normal"/>
    </style:style>
    <style:style style:name="T24" style:family="text">
      <style:text-properties fo:color="#000000" loext:opacity="100%" fo:font-weight="normal" officeooo:rsid="001dc5e2" style:font-weight-asian="normal" style:font-weight-complex="normal"/>
    </style:style>
    <style:style style:name="T25" style:family="text">
      <style:text-properties officeooo:rsid="0021cce7"/>
    </style:style>
    <style:style style:name="T26" style:family="text">
      <style:text-properties officeooo:rsid="002303ac"/>
    </style:style>
    <style:style style:name="T27" style:family="text">
      <style:text-properties officeooo:rsid="002491f9"/>
    </style:style>
    <style:style style:name="T28" style:family="text">
      <style:text-properties officeooo:rsid="00261643"/>
    </style:style>
    <style:style style:name="T29" style:family="text">
      <style:text-properties officeooo:rsid="00263724"/>
    </style:style>
    <style:style style:name="T30" style:family="text">
      <style:text-properties officeooo:rsid="00270bb8"/>
    </style:style>
    <style:style style:name="T31" style:family="text">
      <style:text-properties fo:font-style="normal" officeooo:rsid="00270bb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6"/>
      <text:p text:style-name="P2">Layout:</text:p>
      <text:p text:style-name="P2"/>
      <text:p text:style-name="P6">- location of houses predetermined → initially not clear where houses will be build doe</text:p>
      <text:p text:style-name="P6">- central area with townhall nearby and as a place for people to meet/ events to happen</text:p>
      <text:p text:style-name="P6">- order of stuff built is not set → non-linear</text:p>
      <text:p text:style-name="P6">- few obstacles like bushes and trees</text:p>
      <text:p text:style-name="P4"><text:span text:style-name="T1">- </text:span><text:span text:style-name="T8">River runs near town</text:span></text:p>
      <text:p text:style-name="P6"/>
      <text:p text:style-name="P2">Design:</text:p>
      <text:p text:style-name="P6"/>
      <text:p text:style-name="P6">- two main tiles → grass and road</text:p>
      <text:p text:style-name="P6">- some more detail stuff like trampled grass tiles</text:p>
      <text:p text:style-name="P4"><text:span text:style-name="T1">- </text:span><text:span text:style-name="T7">House/Obstacle Resolution: 64 x 64</text:span></text:p>
      <text:p text:style-name="P6"/>
      <text:p text:style-name="P3">NPCs &amp; Houses:</text:p>
      <text:p text:style-name="P3"/>
      <text:p text:style-name="P7">- <text:span text:style-name="T25">Blueprint House to base most thing around → </text:span><text:span text:style-name="T26">Anton</text:span></text:p>
      <text:p text:style-name="P7">- <text:span text:style-name="T26">Character sprites → Willi</text:span></text:p>
      <text:p text:style-name="P3"/>
      <text:p text:style-name="P5"><text:span text:style-name="T1">- </text:span><text:span text:style-name="T14">Settler </text:span><text:span text:style-name="T1">Joe (Priority 0) → offers seeds for farming and other goods, helps early on with town stuff</text:span></text:p>
      <text:p text:style-name="P5"><text:span text:style-name="T1">- to be </text:span><text:span text:style-name="T14">Mayor</text:span><text:span text:style-name="T1"> and hardcore atheist child Abel (Priority 0) → comes with Joe and becomes mayor later on, dislikes the church &amp; belief (only skeptical in the </text:span><text:span text:style-name="T2">beginning</text:span><text:span text:style-name="T1">), </text:span><text:span text:style-name="T2">helps organize stuff in town</text:span></text:p>
      <text:p text:style-name="P5"><text:span text:style-name="T2">- </text:span><text:span text:style-name="T15">Smith</text:span><text:span text:style-name="T21"> </text:span><text:span text:style-name="T24">(Priority 1) </text:span><text:span text:style-name="T21">→ </text:span><text:span text:style-name="T22">female smith that upgrades your equip or helps crafting new stuff, very neutral &amp; just wanna BBQ</text:span></text:p>
      <text:p text:style-name="P5"><text:span text:style-name="T2">- </text:span><text:span text:style-name="T15">Shopkeeper </text:span><text:span text:style-name="T24">(Priority 3) </text:span><text:span text:style-name="T21">→ </text:span><text:span text:style-name="T23">over the top &amp; obnoxious young man, good at heart, very pedantic and lowkey retarded</text:span></text:p>
      <text:p text:style-name="P5"><text:span text:style-name="T23">- </text:span><text:span text:style-name="T17">harlequin </text:span><text:span text:style-name="T24">(Priority 3) </text:span><text:span text:style-name="T23">→ post nihilistic &amp; depressed middle aged </text:span><text:span text:style-name="T24">english</text:span><text:span text:style-name="T23">man, suffers from alcoholism, acts stupid in innkeep to get some coin for booze, doesnt directly show problems but everyone mature knows</text:span></text:p>
      <text:p text:style-name="P8"><text:span text:style-name="T2">- </text:span><text:span text:style-name="T15">Innkeeper </text:span><text:span text:style-name="T6">(Priority 2)</text:span><text:span text:style-name="T2">→ </text:span><text:span text:style-name="T4">overweight bearded man, very happy-go-lucky, doesnt drink, knows sth about the tower and goes silent when people talk about it</text:span></text:p>
      <text:p text:style-name="P8"><text:span text:style-name="T2">- </text:span><text:span text:style-name="T15">Baker </text:span><text:span text:style-name="T6">(Priority 4) </text:span><text:span text:style-name="T2">→ </text:span><text:span text:style-name="T4">young kid that loves baking, noble child that fled the city because he wants to pursue his passion</text:span></text:p>
      <text:p text:style-name="P8"><text:span text:style-name="T2">- </text:span><text:span text:style-name="T15">Priest</text:span><text:span text:style-name="T2"> with fanatics &amp; da Church </text:span><text:span text:style-name="T6">(Priority 3)</text:span><text:span text:style-name="T2"> → </text:span><text:span text:style-name="T4">old ass dude, preaches a lot and vehemently represents the churches beliefs, </text:span><text:span text:style-name="T5">fanatics are drone-like, can be convinced that going in the tower is just</text:span></text:p>
      <text:p text:style-name="P8"><text:span text:style-name="T2">- </text:span><text:span text:style-name="T15">Survivalist</text:span><text:span text:style-name="T2"> </text:span><text:span text:style-name="T6">(Priority 1) </text:span><text:span text:style-name="T2">→ </text:span><text:span text:style-name="T3">grumpy old dude fleeing the city that wants peace but helps you somewhat reluctantly</text:span></text:p>
      <text:p text:style-name="P8"><text:span text:style-name="T3">- </text:span><text:span text:style-name="T16">thief</text:span><text:span text:style-name="T3"> </text:span><text:span text:style-name="T6">(Priority 2)</text:span><text:span text:style-name="T3">→ </text:span><text:span text:style-name="T5">female person</text:span><text:span text:style-name="T3">→ dont know that he is a thief in the beginning → epic plot twist → either ban him from town or not → helps you then</text:span></text:p>
      <text:p text:style-name="P8"><text:span text:style-name="T3">- </text:span><text:span text:style-name="T16">Oracle</text:span><text:span text:style-name="T3"> </text:span><text:span text:style-name="T6">(Priority 3)</text:span><text:span text:style-name="T3">→ young </text:span><text:span text:style-name="T5">female </text:span><text:span text:style-name="T3">person that talks confusing stuff and spells doom for you going in the tower, possible flashbacks and quests</text:span></text:p>
      <text:p text:style-name="P8"><text:span text:style-name="T3">- </text:span><text:span text:style-name="T5">possibly more NPCs with no jobs but maybe quests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5"><text:soft-page-break/><text:span text:style-name="T5">N</text:span><text:span text:style-name="T1">PC – Designs:</text:span></text:p>
      <text:p text:style-name="P15"><text:span text:style-name="T1"/></text:p>
      <text:p text:style-name="P10"><text:span text:style-name="T14">Settler </text:span>Joe: </text:p>
      <text:p text:style-name="P10"/>
      <text:p text:style-name="P10"><text:tab/><text:span text:style-name="T27">Age:</text:span><text:span text:style-name="T9"> ~ 40</text:span></text:p>
      <text:p text:style-name="P10"><text:tab/><text:span text:style-name="T27">Physique: </text:span><text:span text:style-name="T9">Average Body and Height</text:span></text:p>
      <text:p text:style-name="P10"><text:tab/><text:span text:style-name="T27">Clothing: </text:span><text:span text:style-name="T9">grey/white linen shirt, regular pants (dark brown)</text:span></text:p>
      <text:p text:style-name="P10"><text:tab/><text:span text:style-name="T27">Mood: </text:span><text:span text:style-name="T9">Friendly, eager to help, not very expressive</text:span></text:p>
      <text:p text:style-name="P10"><text:tab/><text:span text:style-name="T27">Face/Special Details: </text:span><text:span text:style-name="T9">Full beard but no too long, </text:span><text:span text:style-name="T10">brown eyes, visibly old, receeding <text:tab/>hairline (brown)</text:span></text:p>
      <text:p text:style-name="P10"><text:span text:style-name="T10"/></text:p>
      <text:p text:style-name="P15"><text:span text:style-name="T1"/></text:p>
      <text:p text:style-name="P11"><text:span text:style-name="T18">Mayor</text:span><text:span text:style-name="T14"> </text:span><text:span text:style-name="T28">Abel</text:span>: </text:p>
      <text:p text:style-name="P11"/>
      <text:p text:style-name="P11"><text:tab/><text:span text:style-name="T27">Age:</text:span><text:span text:style-name="T9"> ~ </text:span><text:span text:style-name="T10">14</text:span></text:p>
      <text:p text:style-name="P11"><text:tab/><text:span text:style-name="T27">Physique: </text:span><text:span text:style-name="T10">shorter than average, frail looking body</text:span></text:p>
      <text:p text:style-name="P11"><text:tab/><text:span text:style-name="T27">Clothing: </text:span><text:span text:style-name="T10">hoodie and jeans (simple), glasses</text:span></text:p>
      <text:p text:style-name="P11"><text:tab/><text:span text:style-name="T27">Mood: </text:span><text:span text:style-name="T10">slightly annoyed, overall friendly</text:span></text:p>
      <text:p text:style-name="P11"><text:tab/><text:span text:style-name="T27">Face/Special Details: </text:span><text:span text:style-name="T10">cringy semi-mustache, pimples, short and ungroomed hair</text:span></text:p>
      <text:p text:style-name="P11"><text:span text:style-name="T10"/></text:p>
      <text:p text:style-name="P16"><text:span text:style-name="T1"/></text:p>
      <text:p text:style-name="P12"><text:span text:style-name="T19">Survivalist </text:span><text:span text:style-name="T29">Roger</text:span>: </text:p>
      <text:p text:style-name="P12"/>
      <text:p text:style-name="P12"><text:tab/><text:span text:style-name="T27">Age:</text:span><text:span text:style-name="T9"> ~ </text:span><text:span text:style-name="T11">50/60</text:span></text:p>
      <text:p text:style-name="P12"><text:tab/><text:span text:style-name="T27">Physique: </text:span><text:span text:style-name="T11">slightly taller than player, muscular physique</text:span></text:p>
      <text:p text:style-name="P12"><text:tab/><text:span text:style-name="T27">Clothing: </text:span><text:span text:style-name="T11">tanktop, army pants, army boots</text:span></text:p>
      <text:p text:style-name="P12"><text:tab/><text:span text:style-name="T27">Mood: </text:span><text:span text:style-name="T11">very grim, very distant, mostly silent, menacing precence, ptsd when thunder</text:span></text:p>
      <text:p text:style-name="P12"><text:tab/><text:span text:style-name="T27">Face/Special Details: </text:span><text:span text:style-name="T11">stuble beard (grey), army cut. Scar above eye</text:span></text:p>
      <text:p text:style-name="P12"><text:span text:style-name="T11"/></text:p>
      <text:p text:style-name="P12"><text:span text:style-name="T19">Smith </text:span><text:span text:style-name="T30">Amber</text:span>: </text:p>
      <text:p text:style-name="P12"/>
      <text:p text:style-name="P12"><text:tab/><text:span text:style-name="T27">Age:</text:span><text:span text:style-name="T9"> ~ </text:span><text:span text:style-name="T12">30</text:span></text:p>
      <text:p text:style-name="P12"><text:tab/><text:span text:style-name="T27">Physique: </text:span><text:span text:style-name="T12">short and muscular/ slightly fat</text:span></text:p>
      <text:p text:style-name="P12"><text:tab/><text:span text:style-name="T27">Clothing: </text:span><text:span text:style-name="T12">apron, dirty clothing, gloves, belt</text:span></text:p>
      <text:p text:style-name="P13"><text:tab/><text:span text:style-name="T27">Mood: </text:span><text:span text:style-name="T12">very confident, loud but friendly, doesnt care about tower or church</text:span></text:p>
      <text:p text:style-name="P14"><text:span text:style-name="T11"><text:tab/></text:span><text:span text:style-name="T27">Face/Special Details: </text:span><text:span text:style-name="T13">headband, semi-long hair coming out of headband, always <text:tab/>grinning, dirt in face</text:span></text:p>
      <text:p text:style-name="P13"><text:span text:style-name="T12"/></text:p>
      <text:p text:style-name="P13"><text:span text:style-name="T20">Innkeeper</text:span><text:span text:style-name="T19"> </text:span><text:span text:style-name="T31">Dean</text:span>: </text:p>
      <text:p text:style-name="P13"/>
      <text:p text:style-name="P13"><text:tab/><text:span text:style-name="T27">Age:</text:span><text:span text:style-name="T9"> ~ </text:span><text:span text:style-name="T13">45</text:span></text:p>
      <text:p text:style-name="P13"><text:tab/><text:span text:style-name="T27">Physique: </text:span><text:span text:style-name="T13">overweight, tall, also muscular</text:span></text:p>
      <text:p text:style-name="P13"><text:tab/><text:span text:style-name="T27">Clothing: </text:span><text:span text:style-name="T12">apron </text:span><text:span text:style-name="T13">(white), towel over shoulder, linen shirt</text:span></text:p>
      <text:p text:style-name="P13"><text:span text:style-name="T10"><text:tab/></text:span><text:span text:style-name="T27">Mood</text:span><text:span text:style-name="T9">: </text:span><text:span text:style-name="T13">happy-go-lucky, always smilling or laughing, except when talking about <text:tab/>tower (dead expression)</text:span></text:p>
      <text:p text:style-name="P14"><text:span text:style-name="T12"><text:tab/></text:span><text:span text:style-name="T27">Face/Special Details: </text:span><text:span text:style-name="T13">bald head, powerfull mustache (grey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09-05T12:10:31.263000000</dc:date>
    <meta:editing-duration>PT55M26S</meta:editing-duration>
    <meta:editing-cycles>10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7" meta:word-count="591" meta:character-count="3568" meta:non-whitespace-character-count="2999"/>
  </office:meta>
</office:document-meta>
</file>